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linkTask.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linkTask.setOutfile( File o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inkTask.createMerge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inkTask.haveAd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inkTask.setAddfiles( Path addfi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linkTask.setMergefiles( Path mergefi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linkTask.setCompress( boolean com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linkTask.haveEntries( Path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linkTask.createAdd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linkTask.haveMerg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